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Tahoma, Arial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bc2b" officeooo:paragraph-rsid="0005bc2b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ux的sudo命令和chmod命令</text:p>
      <text:p text:style-name="P1">博客分类： linux</text:p>
      <text:p text:style-name="P1">sudo chmod linux 权限 </text:p>
      <text:p text:style-name="P1">Linux的两个权限命令。</text:p>
      <text:p text:style-name="P1"/>
      <text:p text:style-name="P1"/>
      <text:p text:style-name="P1"/>
      <text:p text:style-name="P1">一 SUDO</text:p>
      <text:p text:style-name="P1"/>
      <text:p text:style-name="P1"/>
      <text:p text:style-name="P1"/>
      <text:p text:style-name="P1">SUDO命令可以允许当前普通用户使用root管理员权限进行操作而无需root登录，这样可以减少因root登录而造成的各种不便</text:p>
      <text:p text:style-name="P1"/>
      <text:p text:style-name="P1"/>
      <text:p text:style-name="P1"/>
      <text:p text:style-name="P1">sudo命令的参数</text:p>
      <text:p text:style-name="P1">sudo命令包含了许多参数，下面是一些常用参数的说明：</text:p>
      <text:p text:style-name="P1"/>
      <text:p text:style-name="P1">sudo -h <text:s text:c="4"/>Help <text:s text:c="4"/>列出使用方法，退出。</text:p>
      <text:p text:style-name="P1">　　sudo -V <text:s text:c="4"/>Version <text:s text:c="4"/>显示版本信息，并退出。</text:p>
      <text:p text:style-name="P1">　　sudo -l <text:s text:c="4"/>List <text:s text:c="4"/>列出当前用户可以执行的命令。只有在sudoers里的用户才能使用该选项。</text:p>
      <text:p text:style-name="P1">　　sudo -u username|#uid <text:s text:c="4"/>User <text:s text:c="4"/>以指定用户的身份执行命令。后面的用户是除root以外的，可以是用户名，也可以是#uid。</text:p>
      <text:p text:style-name="P1"/>
      <text:p text:style-name="P1">　　sudo -k <text:s text:c="4"/>Kill <text:s text:c="4"/>清除“入场卷”上的时间，下次再使用sudo时要再输入密码。</text:p>
      <text:p text:style-name="P1"/>
      <text:p text:style-name="P1">　　sudo -K <text:s text:c="4"/>Sure kill <text:s text:c="4"/>与-k类似，但是它还要撕毁“入场卷”，也就是删除时间戳文件。</text:p>
      <text:p text:style-name="P1"/>
      <text:p text:style-name="P1">　　sudo -b command <text:s text:c="4"/>Background <text:s text:c="4"/>在后台执行指定的命令。</text:p>
      <text:p text:style-name="P1">　　sudo -p prompt command <text:s text:c="4"/>Prompt <text:s text:c="4"/>可以更改询问密码的提示语，其中%u会代换为使用者帐号名称，%h会显示主机名称。非常人性化的设计。</text:p>
      <text:p text:style-name="P1">　　sudo -e file <text:s text:c="4"/>Edit <text:s text:c="4"/>不是执行命令，而是修改文件，相当于命令sudoedit。v</text:p>
      <text:p text:style-name="P1"/>
      <text:p text:style-name="P1"/>
      <text:p text:style-name="P1"/>
      <text:p text:style-name="P1">例句：SUDO RM XX.FILE</text:p>
      <text:p text:style-name="P1"/>
      <text:p text:style-name="P1"/>
      <text:p text:style-name="P1"/>
      <text:p text:style-name="P1">二 CHMOD</text:p>
      <text:p text:style-name="P1"/>
      <text:p text:style-name="P1"/>
      <text:p text:style-name="P1"/>
      <text:p text:style-name="P1"><text:s/>Linux/Unix 的档案调用权限分为三级 : 档案拥有者、群组、其他。利用 chmod 可以藉以控制档案如何被他人所调用</text:p>
      <text:p text:style-name="P1"/>
      <text:p text:style-name="P1"/>
      <text:p text:style-name="P1"/>
      <text:p text:style-name="P1"><text:soft-page-break/><text:s text:c="2"/>参数 :</text:p>
      <text:p text:style-name="P1">mode : 权限设定字串，格式如下 : [ugoa...][[+-=][rwxX]...][,...]，其中</text:p>
      <text:p text:style-name="P1">u 表示该档案的拥有者，g 表示与该档案的拥有者属于同一个群体(group)者，o 表示其他以外的人，a 表示这三者皆是。</text:p>
      <text:p text:style-name="P1">+ 表示增加权限、- 表示取消权限、= 表示唯一设定权限。</text:p>
      <text:p text:style-name="P1">r 表示可读取，w 表示可写入，x 表示可执行，X 表示只有当该档案是个子目录或者该档案已经被设定过为可执行。</text:p>
      <text:p text:style-name="P1">-c : 若该档案权限确实已经更改，才显示其更改动作</text:p>
      <text:p text:style-name="P1">-f : 若该档案权限无法被更改也不要显示错误讯息</text:p>
      <text:p text:style-name="P1">-v : 显示权限变更的详细资料</text:p>
      <text:p text:style-name="P1">-R : 对目前目录下的所有档案与子目录进行相同的权限变更(即以递回的方式逐个变更)</text:p>
      <text:p text:style-name="P1">--help : 显示辅助说明</text:p>
      <text:p text:style-name="P1">--version : 显示版本</text:p>
      <text:p text:style-name="P1">范例 :将档案 file1.txt 设为所有人皆可读取 :</text:p>
      <text:p text:style-name="P1">chmod ugo+r file1.txt </text:p>
      <text:p text:style-name="P1">将档案 file1.txt 设为所有人皆可读取 :</text:p>
      <text:p text:style-name="P1">chmod a+r file1.txt </text:p>
      <text:p text:style-name="P1">将档案 file1.txt 与 file2.txt 设为该档案拥有者，与其所属同一个群体者可写入，但其他以外的人则不可写入 :</text:p>
      <text:p text:style-name="P1">chmod ug+w,o-w file1.txt file2.txt </text:p>
      <text:p text:style-name="P1">将 ex1.py 设定为只有该档案拥有者可以执行 :</text:p>
      <text:p text:style-name="P1">chmod u+x ex1.py </text:p>
      <text:p text:style-name="P1">将目前目录下的所有档案与子目录皆设为任何人可读取 :</text:p>
      <text:p text:style-name="P1">chmod -R a+r * </text:p>
      <text:p text:style-name="P1">此外chmod也可以用数字来表示权限如 chmod 777 file</text:p>
      <text:p text:style-name="P1">语法为：chmod abc file</text:p>
      <text:p text:style-name="P1">其中a,b,c各为一个数字，分别表示User、Group、及Other的权限。</text:p>
      <text:p text:style-name="P1">r=4，w=2，x=1</text:p>
      <text:p text:style-name="P1">若要rwx属性则4+2+1=7；</text:p>
      <text:p text:style-name="P1">若要rw-属性则4+2=6；</text:p>
      <text:p text:style-name="P1">若要r-x属性则4+1=7。</text:p>
      <text:p text:style-name="P1">范例：</text:p>
      <text:p text:style-name="P1">chmod a=rwx file </text:p>
      <text:p text:style-name="P1">和</text:p>
      <text:p text:style-name="P1">chmod 777 file </text:p>
      <text:p text:style-name="P1">效果相同</text:p>
      <text:p text:style-name="P1">chmod ug=rwx,o=x file </text:p>
      <text:p text:style-name="P1">和</text:p>
      <text:p text:style-name="P1">chmod 771 file </text:p>
      <text:p text:style-name="P1">效果相同</text:p>
      <text:p text:style-name="P1">若用chmod 4755 filename可使此程序具有root的权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Tahoma, Arial, sans-serif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1:10:03.398232865</meta:creation-date>
    <dc:date>2019-08-09T11:11:36.955486206</dc:date>
    <meta:editing-duration>PT1M33S</meta:editing-duration>
    <meta:editing-cycles>1</meta:editing-cycles>
    <meta:document-statistic meta:table-count="0" meta:image-count="0" meta:object-count="0" meta:page-count="2" meta:paragraph-count="58" meta:word-count="933" meta:character-count="1654" meta:non-whitespace-character-count="1436"/>
    <meta:generator>LibreOffice/5.1.6.2$Linux_X86_64 LibreOffice_project/10m0$Build-2</meta:generator>
  </office:meta>
</office:document-meta>
</file>